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8243"/>
    </style:style>
    <style:style style:name="T1" style:family="text">
      <style:text-properties officeooo:rsid="000b8473"/>
    </style:style>
    <style:style style:name="T2" style:family="text">
      <style:text-properties officeooo:rsid="000d8243"/>
    </style:style>
    <style:style style:name="T3" style:family="text">
      <style:text-properties officeooo:rsid="000f1f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meta name="keywords" content="SUBLIMACION, ARTICULOS PERSONALIZADOS, ESTAMPADOS, REGALOS CORPORATIVOS, <text:span text:style-name="T3">SOUVENIRS</text:span>"&gt;</text:p>
      <text:p text:style-name="Standard"/>
      <text:p text:style-name="Standard">&lt;meta name="description" content="Punto Pixel es una empresa dedicada a la realizacion de productos estamapados y personalizados"&gt;</text:p>
      <text:p text:style-name="Standard"/>
      <text:p text:style-name="Standard"/>
      <text:p text:style-name="Standard">&lt;meta name="description" content="Punto Pixel, se dedica a la realizacion de regalos personalizados tanto person<text:span text:style-name="T1">a</text:span>les, como corporativos"&gt;</text:p>
      <text:p text:style-name="Standard"/>
      <text:p text:style-name="Standard">&lt;meta name="description" content="Punto Pixel realiza estampado de tazas, set individuales y jardin, indumentaria personalizada y tarjetas de presentacion, entre otra gran cantidad de productos"&gt;</text:p>
      <text:p text:style-name="P1"><text:s text:c="8"/></text:p>
      <text:p text:style-name="P1"><text:s text:c="8"/>&lt;title&gt;Home - Punto Pixel!, Productos Personalizados.&lt;/title&gt;</text:p>
      <text:p text:style-name="P1"><text:s text:c="8"/>&lt;title&gt;Quienes Somos - Punto Pixel! Descubri sobre nosotros!&lt;/title&gt;</text:p>
      <text:p text:style-name="Standard"><text:s text:c="8"/>&lt;title&gt;Productos y Servicios - Punto Pixel! Conocenos un poco mas! &lt;/title&gt; </text:p>
      <text:p text:style-name="Standard"><text:s text:c="8"/>&lt;title&gt;Galeria de Imagenes - Punto Pixel! Conoce mas de los productos realizados!&lt;/title&gt; </text:p>
      <text:p text:style-name="Standard"><text:s text:c="8"/>&lt;title&gt;Contacto - Punto Pixel! Contactanos y convertimos en realidad tu imaginacion!&lt;/title&gt;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9T17:54:57.907000000</meta:creation-date>
    <dc:date>2022-04-09T19:39:53.750000000</dc:date>
    <meta:editing-duration>PT43M12S</meta:editing-duration>
    <meta:editing-cycles>1</meta:editing-cycles>
    <meta:document-statistic meta:table-count="0" meta:image-count="0" meta:object-count="0" meta:page-count="1" meta:paragraph-count="10" meta:word-count="113" meta:character-count="1013" meta:non-whitespace-character-count="858"/>
    <meta:generator>LibreOffice/7.3.1.3$Windows_X86_64 LibreOffice_project/a69ca51ded25f3eefd52d7bf9a5fad8c90b87951</meta:generator>
  </office:meta>
</office:document-meta>
</file>